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128cm" draw:marker-end-width="0.078cm" draw:fill="none" draw:textarea-horizontal-align="justify" draw:textarea-vertical-align="middle" draw:auto-grow-height="false" fo:min-height="1.92cm" fo:min-width="3.57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128cm" draw:marker-end-width="0.078cm" draw:fill="solid" draw:fill-color="#6400d3" draw:opacity="100%" draw:textarea-horizontal-align="justify" draw:textarea-vertical-align="middle" draw:auto-grow-height="false" fo:min-height="1.92cm" fo:min-width="3.575cm" fo:padding-top="0.151cm" fo:padding-bottom="0.151cm" fo:padding-left="0.276cm" fo:padding-right="0.276cm" draw:shadow-opacity="100%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128cm" draw:marker-end="Arrowheads_20_2" draw:marker-end-width="0.484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svg:stroke-color="#000000" draw:marker-start-width="0.128cm" draw:marker-end="Arrowheads_20_3" draw:marker-end-width="0.484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0000" draw:marker-start-width="0.128cm" draw:marker-end="Arrowheads_20_4" draw:marker-end-width="0.484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00" draw:marker-start-width="0.128cm" draw:marker-end="Arrowheads_20_5" draw:marker-end-width="0.484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128cm" draw:marker-end-width="0.078cm" draw:fill="solid" draw:fill-color="#ffa200" draw:textarea-horizontal-align="justify" draw:textarea-vertical-align="middle" draw:auto-grow-height="false" fo:min-height="1.92cm" fo:min-width="3.575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style:font-name="Georgia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style:font-name="Georgia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text-align="center" style:writing-mode="lr-tb"/>
      <style:text-properties style:font-name="Georgia" fo:font-size="16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 style:writing-mode="lr-tb"/>
      <style:text-properties style:font-name="Georgia" fo:font-size="16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6400d3" draw:opacity="100%"/>
      <style:paragraph-properties fo:text-align="center" style:writing-mode="lr-tb"/>
      <style:text-properties style:font-name="Georgia" fo:font-size="16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  <style:text-properties style:font-name="Times New Roman1" fo:font-size="16pt" fo:font-weight="bold" style:font-size-asian="18pt" style:font-size-complex="18pt"/>
    </style:style>
    <style:style style:name="P7" style:family="paragraph">
      <loext:graphic-properties draw:fill="solid" draw:fill-color="#ffa200"/>
      <style:paragraph-properties fo:text-align="center" style:writing-mode="lr-tb"/>
      <style:text-properties style:font-name="Georgia" fo:font-size="16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Georgia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font-name="Georgia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7cm" svg:height="2.222cm" svg:x="1cm" svg:y="0.5cm">
          <text:p text:style-name="P1"><text:span text:style-name="T1">Functional</text:span></text:p>
          <text:p text:style-name="P1"><text:span text:style-name="T1">spec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4.127cm" svg:height="2.222cm" svg:x="6.398cm" svg:y="3.023cm">
          <text:p text:style-name="P3"><text:span text:style-name="T2">Python vertex</text:span></text:p>
          <text:p text:style-name="P3"><text:span text:style-name="T2">gen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.127cm" svg:height="2.222cm" svg:x="10.803cm" svg:y="5.51cm">
          <text:p text:style-name="P3"><text:span text:style-name="T2">Klayout</text:span></text:p>
          <text:p text:style-name="P3"><text:span text:style-name="T2">import/GDSII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127cm" svg:height="2.222cm" svg:x="15.265cm" svg:y="8.05cm">
          <text:p text:style-name="P3"><text:span text:style-name="T2">MEEP Im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4.127cm" svg:height="2.222cm" svg:x="19.81cm" svg:y="10.59cm">
          <text:p text:style-name="P3"><text:span text:style-name="T2">Parallel CEM </text:span></text:p>
          <text:p text:style-name="P3"><text:span text:style-name="T2">computat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.063cm" svg:y1="2.722cm" svg:x2="6.398cm" svg:y2="4.134cm" draw:start-shape="id1" draw:start-glue-point="2" draw:end-shape="id2" draw:end-glue-point="3" svg:d="M3063 2722v1412h3335" svg:viewBox="0 0 3336 1413">
          <text:p/>
        </draw:connector>
        <draw:connector draw:style-name="gr4" draw:text-style-name="P6" draw:layer="layout" svg:x1="10.525cm" svg:y1="4.134cm" svg:x2="12.866cm" svg:y2="5.51cm" draw:start-shape="id2" draw:start-glue-point="1" draw:end-shape="id3" draw:end-glue-point="0" svg:d="M10525 4134h2341v1376" svg:viewBox="0 0 2342 1377">
          <text:p/>
        </draw:connector>
        <draw:connector draw:style-name="gr5" draw:text-style-name="P6" draw:layer="layout" svg:x1="14.93cm" svg:y1="6.621cm" svg:x2="17.328cm" svg:y2="8.05cm" draw:start-shape="id3" draw:start-glue-point="1" draw:end-shape="id4" draw:end-glue-point="0" svg:d="M14930 6621h2398v1429" svg:viewBox="0 0 2399 1430">
          <text:p/>
        </draw:connector>
        <draw:connector draw:style-name="gr6" draw:text-style-name="P6" draw:layer="layout" svg:x1="19.392cm" svg:y1="9.161cm" svg:x2="21.873cm" svg:y2="10.59cm" draw:start-shape="id4" draw:start-glue-point="1" draw:end-shape="id5" draw:end-glue-point="0" svg:d="M19392 9161h2481v1429" svg:viewBox="0 0 2482 1430">
          <text:p/>
        </draw:connector>
        <draw:connector draw:style-name="gr4" draw:text-style-name="P6" draw:layer="layout" svg:x1="12.866cm" svg:y1="7.732cm" svg:x2="11.342cm" svg:y2="11.613cm" draw:start-shape="id3" draw:start-glue-point="2" draw:end-shape="id6" draw:end-glue-point="1" svg:d="M12866 7732v3881h-1524" svg:viewBox="0 0 1525 3882">
          <text:p/>
        </draw:connector>
        <draw:custom-shape draw:style-name="gr1" draw:text-style-name="P4" xml:id="id6" draw:id="id6" draw:layer="layout" svg:width="4.127cm" svg:height="2.222cm" svg:x="7.215cm" svg:y="10.502cm">
          <text:p text:style-name="P3"><text:span text:style-name="T2">Export to</text:span></text:p>
          <text:p text:style-name="P3"><text:span text:style-name="T2">FreeC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3.937cm" svg:y1="11.701cm" svg:x2="20.227cm" svg:y2="1.611cm" draw:start-shape="id5" draw:start-glue-point="1" draw:end-shape="id7" draw:end-glue-point="1" svg:d="M23937 11701h525v-10090h-4235" svg:viewBox="0 0 4236 10091">
          <text:p/>
        </draw:connector>
        <draw:custom-shape draw:style-name="gr7" draw:text-style-name="P7" xml:id="id8" draw:id="id8" draw:layer="layout" svg:width="4.127cm" svg:height="2.222cm" svg:x="0.883cm" svg:y="7.332cm">
          <text:p text:style-name="P3"><text:span text:style-name="T2">To 3D printer </text:span></text:p>
          <text:p text:style-name="P3"><text:span text:style-name="T2">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7.215cm" svg:y1="11.613cm" svg:x2="5.01cm" svg:y2="8.443cm" draw:start-shape="id6" draw:start-glue-point="3" draw:end-shape="id8" draw:end-glue-point="1" svg:d="M7215 11613h-1103v-3170h-1102" svg:viewBox="0 0 2206 3171">
          <text:p/>
        </draw:connector>
        <draw:custom-shape draw:style-name="gr1" draw:text-style-name="P2" xml:id="id7" draw:id="id7" draw:layer="layout" svg:width="4.127cm" svg:height="2.222cm" svg:x="16.1cm" svg:y="0.5cm">
          <text:p text:style-name="P1"><text:span text:style-name="T1">ML </text:span></text:p>
          <text:p text:style-name="P1"><text:span text:style-name="T1">optim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6.1cm" svg:y1="1.611cm" svg:x2="5.127cm" svg:y2="1.611cm" draw:start-shape="id7" draw:start-glue-point="3" draw:end-shape="id1" draw:end-glue-point="1" svg:d="M16100 1611h-10973" svg:viewBox="0 0 10974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3.3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5:37:39.226657758</meta:creation-date>
    <dc:date>2025-12-04T16:35:27.899511984</dc:date>
    <meta:editing-duration>PT46M14S</meta:editing-duration>
    <meta:editing-cycles>10</meta:editing-cycles>
    <meta:generator>LibreOffice/7.3.7.2$Linux_X86_64 LibreOffice_project/30$Build-2</meta:generator>
    <meta:document-statistic meta:object-count="16"/>
  </office:meta>
</office:document-meta>
</file>